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ГОСТ_20_Основной_20_текст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ГОСТ_20_Основной_20_текст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ГОСТ_20_заголовок_20_X">
      <style:paragraph-properties fo:break-before="page"/>
    </style:style>
    <style:style style:name="P4" style:family="paragraph" style:parent-style-name="ГОСТ_20_заголовок_20_X">
      <style:paragraph-properties fo:text-align="center" style:justify-single-word="false" fo:break-before="page"/>
    </style:style>
    <style:style style:name="P5" style:family="paragraph" style:parent-style-name="ГОСТ_20_заголовок_20_X.X">
      <style:paragraph-properties fo:break-before="page"/>
    </style:style>
    <style:style style:name="P6" style:family="paragraph" style:parent-style-name="ГОСТ_20_Основной_20_текст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ГОСТ_20_Основной_20_текст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ГОСТ_20_заголовок_20_X">
      <style:paragraph-properties fo:margin-left="0cm" fo:margin-right="0cm" fo:text-indent="1.464cm" style:auto-text-indent="false" fo:break-before="page"/>
    </style:style>
    <style:style style:name="P9" style:family="paragraph" style:parent-style-name="ГОСТ_20_заголовок_20_X" style:list-style-name="L2"/>
    <style:style style:name="P10" style:family="paragraph" style:parent-style-name="ГОСТ_20_заголовок_20_X" style:list-style-name="L2">
      <style:paragraph-properties fo:break-before="page"/>
    </style:style>
    <style:style style:name="P11" style:family="paragraph" style:parent-style-name="ГОСТ_20_заголовок_20_X" style:list-style-name="L3">
      <style:paragraph-properties fo:break-before="page"/>
    </style:style>
    <style:style style:name="P12" style:family="paragraph" style:parent-style-name="ГОСТ_20_Основной_20_текст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ГОСТ_20_Основной_20_текст" style:list-style-name="L1"/>
    <style:style style:name="P14" style:family="paragraph" style:parent-style-name="ГОСТ_20_Основной_20_текст" style:list-style-name="L2"/>
    <style:style style:name="P15" style:family="paragraph" style:parent-style-name="ГОСТ_20_Основной_20_текст" style:list-style-name="L3"/>
    <style:style style:name="P16" style:family="paragraph" style:parent-style-name="ГОСТ_20_Основной_20_текст">
      <style:text-properties officeooo:rsid="001df2a5" officeooo:paragraph-rsid="001df2a5"/>
    </style:style>
    <style:style style:name="P17" style:family="paragraph" style:parent-style-name="ГОСТ_20_заголовок_20_X.X" style:list-style-name="L2"/>
    <style:style style:name="P18" style:family="paragraph" style:parent-style-name="ГОСТ_20_заголовок_20_X.X" style:list-style-name="L1">
      <style:paragraph-properties fo:break-before="page"/>
    </style:style>
    <style:style style:name="T1" style:family="text">
      <style:text-properties fo:language="ru" fo:country="RU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Разработка статической библиотеки</text:p>
      <text:p text:style-name="P2"/>
      <text:p text:style-name="P2">Буфер</text:p>
      <text:p text:style-name="P6">Полезные инструменты</text:p>
      <text:p text:style-name="P6">Eclipse BMPN моделирование www.ibm.com/developerworks/ru/edu/os-eclipse-stpatlode/section4.html</text:p>
      <text:section text:style-name="Sect1" text:name="Раздел1">
        <text:p text:style-name="P8">Введение</text:p>
        <text:p text:style-name="P8">Раздел 1.</text:p>
        <text:p text:style-name="ГОСТ_20_заголовок_20_X.X">1.1 Цели</text:p>
        <text:p text:style-name="P6">Цель - создание <text:span text:style-name="T1">общей библиотеки для программных решений</text:span>. Область действия — детализация алгоритмов на языках программирования.</text:p>
        <text:list xml:id="list6270449656424861774" text:style-name="L1">
          <text:list-item>
            <text:list>
              <text:list-item>
                <text:p text:style-name="P18">Проблемы</text:p>
                <text:p text:style-name="P13">Проблемы и их решения.</text:p>
              </text:list-item>
            </text:list>
          </text:list-item>
        </text:list>
        <text:p text:style-name="ГОСТ_20_Основной_20_текст">1. </text:p>
        <text:p text:style-name="ГОСТ_20_Основной_20_текст">Проблема будет решена за счет:</text:p>
        <text:p text:style-name="ГОСТ_20_Основной_20_текст"/>
        <text:p text:style-name="ГОСТ_20_заголовок_20_X.X"/>
        <text:p text:style-name="P5">1.3 Заинтересованные лица (участники и интересы)</text:p>
        <text:p text:style-name="P6">Участники:</text:p>
        <text:p text:style-name="P6">Разработчик</text:p>
        <text:p text:style-name="P6"/>
        <text:p text:style-name="P6">Цели</text:p>
        <text:p text:style-name="P6">Разработчик стремится:</text:p>
        <text:p text:style-name="P6">Уменьшить время разработки</text:p>
        <text:p text:style-name="P6">Оптимизировать алгоритмы программы</text:p>
        <text:p text:style-name="P6">Использовать разработанный код в дальнейших проектах</text:p>
        <text:p text:style-name="P6"/>
        <text:p text:style-name="ГОСТ_20_заголовок_20_X"><text:tab/></text:p>
        <text:p text:style-name="P5">1.4 Термины</text:p>
        <text:p text:style-name="P6">-</text:p>
        <text:p text:style-name="P6"><text:tab/></text:p>
        <text:p text:style-name="P3">Раздел 2. Описание предметной области</text:p>
        <text:list xml:id="list8591919525529698256" text:style-name="L2">
          <text:list-item>
            <text:list>
              <text:list-header>
                <text:p text:style-name="P17">2.1. Словарь предметной области</text:p>
                <text:p text:style-name="P17"/>
              </text:list-header>
            </text:list>
          </text:list-item>
        </text:list>
        <text:p text:style-name="P5">2.2 Краткое описание</text:p>
        <text:list xml:id="list232132279287421" text:continue-numbering="true" text:style-name="L2">
          <text:list-item>
            <text:list>
              <text:list-header>
                <text:p text:style-name="P14"/>
                <text:p text:style-name="P10">2.3 Бизнес-модель предметной области</text:p>
                <text:p text:style-name="P9"/>
              </text:list-header>
            </text:list>
          </text:list-item>
        </text:list>
        <text:p text:style-name="P3">Раздел 3 Требования</text:p>
        <text:p text:style-name="ГОСТ_20_заголовок_20_X">3.1 Функциональные требования</text:p>
        <text:p text:style-name="ГОСТ_20_Основной_20_текст">Система должна обеспечивать многопользовательский режим работы.</text:p>
        <text:p text:style-name="P6">Система должна обслуживаться другими виртуальными агентами такими как планировщик и поисковик.</text:p>
        <text:p text:style-name="P3">3.2 Функциональные антитребования.</text:p>
        <text:p text:style-name="P3">3.3 Не функциональные требования</text:p>
        <text:p text:style-name="ГОСТ_20_Основной_20_текст">Удобство использования.</text:p>
        <text:p text:style-name="P16"/>
        <text:list xml:id="list6451727055068459232" text:style-name="L3">
          <text:list-item>
            <text:list>
              <text:list-item>
                <text:p text:style-name="P11">Системные требования</text:p>
                <text:p text:style-name="P15">Библиотека должна работать на основных современных процессорах</text:p>
              </text:list-item>
            </text:list>
          </text:list-item>
        </text:list>
        <text:p text:style-name="P3">3.5 Требования безопасности</text:p>
        <text:p text:style-name="P6">Доступность только необходимых портов</text:p>
        <text:p text:style-name="P3">3.6 Требования надёжности</text:p>
        <text:p text:style-name="ГОСТ_20_Основной_20_текст"/>
        <text:p text:style-name="P3">Раздел 4 Системная модель</text:p>
        <text:p text:style-name="ГОСТ_20_заголовок_20_X.X">4.1 Варианты использования</text:p>
        <text:p text:style-name="P6"/>
        <text:p text:style-name="P6">Спецификации Use Case.</text:p>
        <text:p text:style-name="P6"/>
        <text:p text:style-name="P6"/>
        <text:p text:style-name="P6"/>
        <text:p text:style-name="P6"/>
        <text:p text:style-name="P6"/>
        <text:p text:style-name="P1">Системные варианты использования</text:p>
        <text:p text:style-name="P6"/>
        <text:p text:style-name="P6"><text:bookmark-start text:name="__DdeLink__2_1909540468"/>ВИ 1.1 <text:span text:style-name="T1">Включить реализации алгоритмов</text:span></text:p>
        <text:p text:style-name="P6">Тип:</text:p>
        <text:p text:style-name="P6"><text:tab/>base</text:p>
        <text:p text:style-name="P6">Краткое описание:</text:p>
        <text:p text:style-name="P6"><text:tab/>Разработчик может включить компоненты библиотеки с реализациями алгоритмов в свой проект.</text:p>
        <text:p text:style-name="P6">Основное действующее лицо:</text:p>
        <text:p text:style-name="P6"><text:tab/> Разработчик</text:p>
        <text:p text:style-name="P6">Второстепенные действующие лица:</text:p>
        <text:p text:style-name="P6"/>
        <text:p text:style-name="P6">Предусловия:</text:p>
        <text:p text:style-name="P6"><text:tab/>1. Администратор вошёл в систему</text:p>
        <text:p text:style-name="P6"><text:tab/>2. Администратор вошёл в раздел управления БД</text:p>
        <text:p text:style-name="P6">Основной поток:</text:p>
        <text:p text:style-name="P6"><text:tab/>1. Адмнистратор вводит SQL запрос и отправляет запрос на выполнение скрипта</text:p>
        <text:p text:style-name="P6"><text:tab/>2. Система выполняет запрос и показывает результат выполнения</text:p>
        <text:p text:style-name="P6">Постусловия:</text:p>
        <text:p text:style-name="P6"><text:tab/>SQL запрос выполнен</text:p>
        <text:p text:style-name="P6">Альтернативные потоки:</text:p>
        <text:p text:style-name="P6"><text:tab/>Нет.<text:bookmark-end text:name="__DdeLink__2_1909540468"/></text:p>
        <text:p text:style-name="P6"><text:tab/></text:p>
        <text:p text:style-name="P6"><text:tab/></text:p>
        <text:p text:style-name="P6"/>
        <text:p text:style-name="P3">Раздел 5 Используемая технология</text:p>
        <text:p text:style-name="P6">Универсальная платформа для создания новых сайтов</text:p>
        <text:p text:style-name="P6">Аппаратное обеспечение.</text:p>
        <text:p text:style-name="P6">1. Компьютер (AMD/Pentium IV с частотой процессора не менее 2,6 ГГц, оперативная память 512Мб, жесткий диск 120 Гбайт);</text:p>
        <text:p text:style-name="P6">2. Устройство сканирования штрих-кода;(нужно ли?)</text:p>
        <text:p text:style-name="P6">3. Сетевой адаптер;</text:p>
        <text:p text:style-name="P6">4. Принтер.</text:p>
        <text:p text:style-name="P6">5. Потребляемая энергия для системы не более 300 Вт</text:p>
        <text:p text:style-name="P6">Программное обеспечение.</text:p>
        <text:p text:style-name="P6">Операционная система Gentoo Linux</text:p>
        <text:p text:style-name="P6">Apache 2</text:p>
        <text:p text:style-name="P6">PHP(с использованием ООП) 5</text:p>
        <text:p text:style-name="P6"><text:tab/>возможно подключение моделей PHPBB и PHP MY Admin</text:p>
        <text:p text:style-name="P6">MySQL 5</text:p>
        <text:p text:style-name="P6"/>
        <text:p text:style-name="P6"><text:tab/></text:p>
        <text:p text:style-name="P3">Раздел 6 Процесс</text:p>
        <text:p text:style-name="P6"><text:tab/></text:p>
        <text:p text:style-name="P3">Раздел 7 Людские резервы, правовые, политические, организационные вопросы</text:p>
        <text:p text:style-name="P7">Q5. Система должна оказывать обучающее влияние</text:p>
        <text:p text:style-name="P4">Список использованных источников</text:p>
        <text:p text:style-name="P3">Приложения</text:p>
        <text:p text:style-name="P6"/>
        <text:p text:style-name="P6">уровни пользователя:</text:p>
        <text:p text:style-name="P6">-Администратор</text:p>
        <text:p text:style-name="P6">-Модератор</text:p>
        <text:p text:style-name="P6">-Пользователь из технической поддержки</text:p>
        <text:p text:style-name="P6">-Пользователь поднимающий уровень</text:p>
        <text:p text:style-name="P6">-Пользователь продвинутый </text:p>
        <text:p text:style-name="P6">-Пользователь Зарегистрированный </text:p>
        <text:p text:style-name="P6">-Пользователь Гость</text:p>
        <text:p text:style-name="P6">-Пользователь Забаненный </text:p>
        <text:p text:style-name="P6">-Пользователь представляющий опасность системе</text:p>
        <text:p text:style-name="P6">-Пользователь представляющий опасность другому человеку</text:p>
        <text:p text:style-name="P6">-Пользователь базовый(на всякий случай)</text:p>
        <text:p text:style-name="P6"/>
        <text:p text:style-name="P6">Лица системы</text:p>
        <text:p text:style-name="P6">-Бот</text:p>
        <text:p text:style-name="P6">-Планировщик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URW Palladio L" fo:font-family="'URW Palladio L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family="'URW Palladio L'" style:font-pitch="variable" fo:font-size="16pt" style:font-size-asian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family="'URW Palladio L'" style:font-pitch="variable" fo:font-size="14pt" fo:font-style="italic" fo:font-weight="bold" style:font-size-asian="14pt" style:font-style-asian="italic" style:font-weight-asian="bold"/>
    </style:style>
    <style:style style:name="ГОСТ_20_Основной_20_текст" style:display-name="ГОСТ Основной текст" style:family="paragraph" style:parent-style-name="Standard">
      <style:paragraph-properties fo:margin-left="0cm" fo:margin-right="0cm" fo:line-height="150%" fo:text-align="justify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ГОСТ_20_исходник" style:display-name="ГОСТ исходник" style:family="paragraph" style:parent-style-name="Text_20_body">
      <style:paragraph-properties fo:margin-top="0cm" fo:margin-bottom="0cm" loext:contextual-spacing="false" style:line-height-at-least="0.176cm" fo:background-color="transparent">
        <style:background-image/>
      </style:paragraph-properties>
      <style:text-properties style:font-name="Arial" fo:font-family="Arial" style:font-family-generic="swiss" style:font-pitch="variable" fo:font-size="10pt" style:font-size-asian="10pt"/>
    </style:style>
    <style:style style:name="ГОСТ_20_заголовок_20_X" style:display-name="ГОСТ заголовок X" style:family="paragraph" style:parent-style-name="ГОСТ_20_Основной_20_текст" style:next-style-name="ГОСТ_20_Основной_20_текст">
      <style:paragraph-properties fo:margin-top="0cm" fo:margin-bottom="0cm" loext:contextual-spacing="false" fo:line-height="150%" fo:text-align="justify" style:justify-single-word="false" fo:background-color="transparent">
        <style:background-image/>
      </style:paragraph-properties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_20_X"/>
    <style:style style:name="ГОСТ_20_заголовок_20_X.X.X" style:display-name="ГОСТ заголовок X.X.X" style:family="paragraph" style:parent-style-name="ГОСТ_20_заголовок_20_X.X" style:next-style-name="ГОСТ_20_заголовок_20_X.X.X.X">
      <style:text-properties fo:font-weight="normal" style:font-weight-asian="normal"/>
    </style:style>
    <style:style style:name="ГОСТ_20_заголовок_20_X.X.X.X" style:display-name="ГОСТ заголовок X.X.X.X" style:family="paragraph" style:parent-style-name="ГОСТ_20_заголовок_20_X.X.X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ГОСТ_20_Таблица_20_данные" style:display-name="ГОСТ Таблица данные" style:family="paragraph" style:parent-style-name="ГОСТ_20_Основной_20_текст">
      <style:paragraph-properties fo:margin-left="0cm" fo:margin-right="0cm" fo:text-indent="0cm" style:auto-text-indent="false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аблица_20_данные">
      <style:paragraph-properties fo:text-align="center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ГОСТ_20_содержание" style:display-name="ГОСТ содержание" style:family="paragraph" style:parent-style-name="ГОСТ_20_Основной_20_текст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ГОСТ_20_Заголовок_20_центр" style:display-name="ГОСТ Заголовок центр" style:family="paragraph" style:parent-style-name="ГОСТ_20_Основной_20_текст">
      <style:paragraph-properties fo:margin-left="0cm" fo:margin-right="0cm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аблица_20_название_20_полей">
      <style:paragraph-properties fo:background-color="transparent">
        <style:background-image/>
      </style:paragraph-properties>
      <style:text-properties fo:font-size="12pt" style:font-size-asian="12pt"/>
    </style:style>
    <style:style style:name="ГОСТ_20_абзац" style:display-name="ГОСТ абзац" style:family="paragraph" style:parent-style-name="ГОСТ_20_Основной_20_текст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font-family="'Times New Roman'" style:font-family-generic="roman" style:font-pitch="variable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4DT8H22M43S</meta:editing-duration>
    <dc:date>2015-03-12T23:21:31.773100360</dc:date>
    <meta:generator>LibreOffice/4.3.5.2.0$Linux_X86_64 LibreOffice_project/430m0$Build-2</meta:generator>
    <meta:editing-cycles>11</meta:editing-cycles>
    <meta:document-statistic meta:table-count="0" meta:image-count="0" meta:object-count="0" meta:page-count="24" meta:paragraph-count="100" meta:word-count="345" meta:character-count="2885" meta:non-whitespace-character-count="2614"/>
    <meta:user-defined meta:name="Поле 1"/>
    <meta:user-defined meta:name="Поле 2"/>
    <meta:user-defined meta:name="Поле 3"/>
    <meta:user-defined meta:name="Поле 4"/>
  </office:meta>
</office:document-meta>
</file>